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81aca6" fo:border="0.06pt solid #000000"/>
    </style:style>
    <style:style style:name="ce3" style:family="table-cell" style:parent-style-name="Default">
      <style:table-cell-properties fo:background-color="#729fcf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41">
      <style:table-cell-properties fo:background-color="#729fcf" fo:border="0.06pt solid #000000"/>
    </style:style>
    <style:style style:name="ce6" style:family="table-cell" style:parent-style-name="Default" style:data-style-name="N0">
      <style:table-cell-properties fo:background-color="#729fc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4" table:number-rows-spanned="1">
            <text:p>Curso Django</text:p>
          </table:table-cell>
          <table:covered-table-cell table:number-columns-repeated="3" table:style-name="ce4"/>
        </table:table-row>
        <table:table-row table:style-name="ro1">
          <table:table-cell table:style-name="ce2" office:value-type="string" calcext:value-type="string">
            <text:p>seccion</text:p>
          </table:table-cell>
          <table:table-cell table:style-name="ce2" office:value-type="string" calcext:value-type="string">
            <text:p>duracion</text:p>
          </table:table-cell>
          <table:table-cell table:style-name="ce2" office:value-type="string" calcext:value-type="string">
            <text:p>n videos</text:p>
          </table:table-cell>
          <table:table-cell table:style-name="ce2" office:value-type="string" calcext:value-type="string">
            <text:p>vis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1H27M00S" calcext:value-type="time">
            <text:p>01:27: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1H08M00S" calcext:value-type="time">
            <text:p>01:08: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02H33M00S" calcext:value-type="time">
            <text:p>02:33: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time" office:time-value="PT01H16M00S" calcext:value-type="time">
            <text:p>01:16: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02H45M00S" calcext:value-type="time">
            <text:p>02:45: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2H28M00S" calcext:value-type="time">
            <text:p>02:28: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time" office:time-value="PT05H17M00S" calcext:value-type="time">
            <text:p>05:17:0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time" office:time-value="PT03H54M00S" calcext:value-type="time">
            <text:p>03:54:0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time" office:time-value="PT04H12M00S" calcext:value-type="time">
            <text:p>04:12:0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time" office:time-value="PT02H37M00S" calcext:value-type="time">
            <text:p>02:37: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time" office:time-value="PT05H59M00S" calcext:value-type="time">
            <text:p>05:59:0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time" office:time-value="PT03H24M00S" calcext:value-type="time">
            <text:p>03:24:00</text:p>
          </table:table-cell>
          <table:table-cell office:value-type="float" office:value="27" calcext:value-type="float">
            <text:p>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AR PL New Sung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1T17:49:56.393169136</meta:creation-date>
    <dc:date>2021-02-01T17:58:11.221703779</dc:date>
    <meta:editing-duration>PT8M15S</meta:editing-duration>
    <meta:editing-cycles>1</meta:editing-cycles>
    <meta:document-statistic meta:table-count="1" meta:cell-count="67" meta:object-count="0"/>
    <meta:generator>LibreOffice/7.0.4.2$Linux_X86_64 LibreOffice_project/00$Build-2</meta:generator>
  </office:meta>
</office:document-meta>
</file>